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662f0" officeooo:paragraph-rsid="001662f0"/>
    </style:style>
    <style:style style:name="P2" style:family="paragraph" style:parent-style-name="Standard">
      <style:paragraph-properties fo:text-align="start" style:justify-single-word="false"/>
      <style:text-properties fo:font-size="12pt" officeooo:rsid="001662f0" officeooo:paragraph-rsid="001662f0"/>
    </style:style>
    <style:style style:name="P3" style:family="paragraph" style:parent-style-name="Standard">
      <style:paragraph-properties fo:text-align="start" style:justify-single-word="false"/>
      <style:text-properties fo:font-size="12pt" officeooo:rsid="00176689" officeooo:paragraph-rsid="00176689"/>
    </style:style>
    <style:style style:name="P4" style:family="paragraph" style:parent-style-name="Standard">
      <style:paragraph-properties fo:text-align="start" style:justify-single-word="false"/>
      <style:text-properties fo:font-size="12pt" officeooo:rsid="00192272" officeooo:paragraph-rsid="00192272"/>
    </style:style>
    <style:style style:name="P5" style:family="paragraph" style:parent-style-name="Standard" style:list-style-name="L1">
      <style:paragraph-properties fo:text-align="start" style:justify-single-word="false"/>
      <style:text-properties fo:font-size="12pt" officeooo:rsid="00192272" officeooo:paragraph-rsid="00192272"/>
    </style:style>
    <style:style style:name="T1" style:family="text">
      <style:text-properties style:text-underline-style="solid" style:text-underline-width="auto" style:text-underline-color="#ed1c24"/>
    </style:style>
    <style:style style:name="T2" style:family="text">
      <style:text-properties style:text-underline-style="solid" style:text-underline-width="auto" style:text-underline-color="#ed1c24" officeooo:rsid="00192272"/>
    </style:style>
    <style:style style:name="T3" style:family="text">
      <style:text-properties style:text-underline-style="solid" style:text-underline-width="auto" style:text-underline-color="font-color" officeooo:rsid="00192272"/>
    </style:style>
    <style:style style:name="T4" style:family="text">
      <style:text-properties style:text-underline-style="none"/>
    </style:style>
    <style:style style:name="T5" style:family="text">
      <style:text-properties style:text-underline-style="none" officeooo:rsid="001922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connexion de réseau</text:p>
      <text:p text:style-name="P2"/>
      <text:p text:style-name="P3"><text:s text:c="2"/><text:span text:style-name="T1">La nécessité de l’interconnexion</text:span></text:p>
      <text:p text:style-name="P3"/>
      <text:p text:style-name="P3">Un réseau local sert à interconnecter les ordinateurs d’une organisation. Toutefois, une organisation comporte généralement plusieurs réseaux locaux, il est donc parfois indispensable de les relier entre eux. Dans ce cas, des équipements spécifiques sont nécessaires. Lorsqu’il s’agit de deux réseaux de même type, il suffit de faire passer les trames de l’un sur l’autre.</text:p>
      <text:p text:style-name="P3"/>
      <text:p text:style-name="P3">Dans le cas contraire, c’est à dire lorsque les deux réseaux utilisent des protocoles différents, il est indispensable de procéder à une conversion de protocole avant de transférer les trames. Ainsi les équipements à mettre en œuvre sont différents selon la configuration face à laquelle on se trouve.</text:p>
      <text:p text:style-name="P3"/>
      <text:p text:style-name="P3"/>
      <text:p text:style-name="Standard"><text:s text:c="2"/><text:span text:style-name="T2">Les équipements d’interconnexion</text:span></text:p>
      <text:p text:style-name="P3"><text:span text:style-name="T5"/></text:p>
      <text:p text:style-name="P4"><text:span text:style-name="T4">Les principaux équipements matériels mis en place dans les réseaux locaux sont :</text:span></text:p>
      <text:list xml:id="list1895918169" text:style-name="L1">
        <text:list-item>
          <text:p text:style-name="P5"><text:span text:style-name="T4">Les répéteurs, permettant de régénérer un signal.</text:span></text:p>
        </text:list-item>
        <text:list-item>
          <text:p text:style-name="P5"><text:span text:style-name="T4">Les concentrateurs (hub) permettant de connecter entre eux plusieurs hôtes.</text:span></text:p>
        </text:list-item>
        <text:list-item>
          <text:p text:style-name="P5"><text:span text:style-name="T4">Les ponts (bridge), permettant de relier des réseaux locaux de même type.</text:span></text:p>
        </text:list-item>
        <text:list-item>
          <text:p text:style-name="P5"><text:span text:style-name="T4">Les commutateurs (switches) permettant de relier divers éléments tout en segmentant le réseau.</text:span></text:p>
        </text:list-item>
        <text:list-item>
          <text:p text:style-name="P5"><text:span text:style-name="T4">Les passerelles (gateaways) permettan de relier des réseaux locaux de types différents.</text:span></text:p>
        </text:list-item>
        <text:list-item>
          <text:p text:style-name="P5"><text:span text:style-name="T4">Les routeurs permettant de relier de nombreux réseaux locaux de telle façon à permettre la circulation de données d’un réseau à un autre de façon optimale.</text:span></text:p>
        </text:list-item>
        <text:list-item>
          <text:p text:style-name="P5"><text:span text:style-name="T4">Les B-routeurs associant les fonctionnalités d’un routeur et d’un po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officeooo:rsid="0017668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5:45:21.774256930</meta:creation-date>
    <dc:date>2018-10-22T15:59:56.803335061</dc:date>
    <meta:editing-duration>PT14M33S</meta:editing-duration>
    <meta:editing-cycles>5</meta:editing-cycles>
    <meta:generator>LibreOffice/6.0.6.2$Linux_X86_64 LibreOffice_project/00m0$Build-2</meta:generator>
    <meta:document-statistic meta:table-count="0" meta:image-count="0" meta:object-count="0" meta:page-count="1" meta:paragraph-count="13" meta:word-count="223" meta:character-count="1456" meta:non-whitespace-character-count="1249"/>
  </office:meta>
</office:document-meta>
</file>